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58cm" draw:marker-end="Arrow" draw:marker-end-width="0.558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47cm" draw:marker-end-width="0.547cm" draw:fill="none" draw:textarea-horizontal-align="center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draw:stroke="none" svg:stroke-color="#000000" draw:fill="none" draw:fill-color="#ffffff" fo:min-height="0.92cm"/>
    </style:style>
    <style:style style:name="gr5" style:family="graphic" style:parent-style-name="standard">
      <style:graphic-properties draw:stroke="none" svg:stroke-color="#000000" draw:fill="none" draw:fill-color="#ffffff" fo:min-height="0.772cm"/>
    </style:style>
    <style:style style:name="gr6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font-size="16pt" fo:font-weight="bold" style:font-size-asian="16pt" style:font-size-complex="16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3cm" svg:y1="8.71cm" svg:x2="15.3cm" svg:y2="8.7cm">
          <text:p/>
        </draw:line>
        <draw:line draw:style-name="gr2" draw:text-style-name="P1" draw:layer="layout" svg:x1="1.3cm" svg:y1="9.7cm" svg:x2="1.31cm" svg:y2="0.7cm">
          <text:p/>
        </draw:line>
        <draw:path draw:style-name="gr3" draw:text-style-name="P1" draw:layer="layout" svg:width="10.229cm" svg:height="4.56cm" svg:x="1.559cm" svg:y="4.075cm" svg:viewBox="0 0 10230 4561" svg:d="M0 4561c3376-3982 10230-4561 10230-4561">
          <text:p/>
        </draw:path>
        <draw:frame draw:style-name="gr4" draw:text-style-name="P3" draw:layer="layout" svg:width="1.974cm" svg:height="1.17cm" svg:x="11.624cm" svg:y="3.388cm">
          <draw:text-box>
            <text:p text:style-name="P2"><text:span text:style-name="T1">C</text:span><text:span text:style-name="T2">+</text:span></text:p>
          </draw:text-box>
        </draw:frame>
        <draw:frame draw:style-name="gr4" draw:text-style-name="P5" draw:layer="layout" svg:width="1.974cm" svg:height="1.17cm" svg:x="14.699cm" svg:y="8.806cm">
          <draw:text-box>
            <text:p text:style-name="P4"><text:span text:style-name="T3">x</text:span></text:p>
          </draw:text-box>
        </draw:frame>
        <draw:frame draw:style-name="gr5" draw:text-style-name="P5" draw:layer="layout" svg:width="0.864cm" svg:height="1.022cm" svg:x="0.618cm" svg:y="0.27cm">
          <draw:text-box>
            <text:p text:style-name="P4"><text:span text:style-name="T3">t</text:span></text:p>
          </draw:text-box>
        </draw:frame>
        <draw:path draw:style-name="gr6" draw:text-style-name="P1" draw:layer="layout" svg:width="3.527cm" svg:height="4.384cm" svg:x="2.617cm" svg:y="2.739cm" svg:viewBox="0 0 3528 4385" svg:d="M3528 4385c-1436-3175-3528-4385-3528-4385">
          <text:p/>
        </draw:path>
        <draw:custom-shape draw:style-name="gr7" draw:text-style-name="P1" draw:layer="layout" svg:width="0.4cm" svg:height="0.4cm" svg:x="5.259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974cm" svg:height="1.17cm" svg:x="2.681cm" svg:y="1.937cm">
          <draw:text-box>
            <text:p text:style-name="P2"><text:span text:style-name="T1">C</text:span><text:span text:style-name="T2">-</text:span></text:p>
          </draw:text-box>
        </draw:frame>
        <draw:frame draw:style-name="gr4" draw:text-style-name="P6" draw:layer="layout" svg:width="1.974cm" svg:height="1.17cm" svg:x="5.576cm" svg:y="5.57cm">
          <draw:text-box>
            <text:p text:style-name="P4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1T17:13:43.18</meta:creation-date>
    <dc:date>2018-11-16T00:26:05.82</dc:date>
    <meta:editing-duration>PT1H9M17S</meta:editing-duration>
    <meta:editing-cycles>6</meta:editing-cycles>
    <meta:generator>OpenOffice/4.1.3$Win32 OpenOffice.org_project/413m1$Build-9783</meta:generator>
    <meta:print-date>2011-01-11T17:32:16.82</meta:print-date>
    <dc:creator>Christophe Coulet</dc:creator>
    <meta:document-statistic meta:object-count="10"/>
  </office:meta>
</office:document-meta>
</file>